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cc7f" officeooo:paragraph-rsid="0019cc7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endency relation counts (from governing Event tokens):</text:p>
      <text:p text:style-name="Standard">nmod , 2153</text:p>
      <text:p text:style-name="Standard">punct , 1828</text:p>
      <text:p text:style-name="Standard">nsubj , 1575</text:p>
      <text:p text:style-name="Standard">dobj , 1277</text:p>
      <text:p text:style-name="Standard">case , 898</text:p>
      <text:p text:style-name="Standard">compound , 728</text:p>
      <text:p text:style-name="Standard">det , 728</text:p>
      <text:p text:style-name="Standard">mark , 553</text:p>
      <text:p text:style-name="Standard">amod , 503</text:p>
      <text:p text:style-name="Standard">aux , 484</text:p>
      <text:p text:style-name="Standard">auxpass , 412</text:p>
      <text:p text:style-name="Standard">nmod:tmod , 401</text:p>
      <text:p text:style-name="Standard">nsubjpass , 375</text:p>
      <text:p text:style-name="Standard">advcl , 374</text:p>
      <text:p text:style-name="Standard">advmod , 325</text:p>
      <text:p text:style-name="Standard">dep , 298</text:p>
      <text:p text:style-name="Standard">ccomp , 288</text:p>
      <text:p text:style-name="Standard">conj , 284</text:p>
      <text:p text:style-name="Standard">cc , 271</text:p>
      <text:p text:style-name="Standard">xcomp , 259</text:p>
      <text:p text:style-name="Standard">nmod:poss , 179</text:p>
      <text:p text:style-name="Standard">nummod , 112</text:p>
      <text:p text:style-name="Standard">acl:relcl , 104</text:p>
      <text:p text:style-name="Standard">compound:prt , 96</text:p>
      <text:p text:style-name="Standard">parataxis , 89</text:p>
      <text:p text:style-name="Standard">acl , 73</text:p>
      <text:p text:style-name="Standard">cop , 48</text:p>
      <text:p text:style-name="Standard">neg , 29</text:p>
      <text:p text:style-name="Standard">appos , 28</text:p>
      <text:p text:style-name="Standard">mwe , 27</text:p>
      <text:p text:style-name="Standard">iobj , 17</text:p>
      <text:p text:style-name="Standard">csubj , 12</text:p>
      <text:p text:style-name="Standard">nmod:npmod , 4</text:p>
      <text:p text:style-name="Standard">cc:preconj , 1</text:p>
      <text:p text:style-name="Standard">csubjpass ,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43:01.829412610</meta:creation-date>
    <dc:date>2019-02-06T14:44:12.094268020</dc:date>
    <meta:editing-duration>PT1M10S</meta:editing-duration>
    <meta:editing-cycles>1</meta:editing-cycles>
    <meta:document-statistic meta:table-count="0" meta:image-count="0" meta:object-count="0" meta:page-count="1" meta:paragraph-count="36" meta:word-count="112" meta:character-count="455" meta:non-whitespace-character-count="379"/>
    <meta:generator>LibreOffice/6.0.7.3$Linux_X86_64 LibreOffice_project/00m0$Build-3</meta:generator>
  </office:meta>
</office:document-meta>
</file>